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3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11.03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CTIV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 3mm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CAPACITOR, 16V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, 16V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, 16V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POLARIZED CAPACITOR, 16V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POLARIZED CAPACITOR, 16V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, 16V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, 16V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ATMEGA32A-PU</text:p>
          </table:table-cell>
          <table:table-cell office:value-type="string" calcext:value-type="string">
            <text:p>ATMEGA32A-PU microcontroller</text:p>
          </table:table-cell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XC9572-PC44</text:p>
          </table:table-cell>
          <table:table-cell office:value-type="string" calcext:value-type="string">
            <text:p>Xilinx CPLD</text:p>
          </table:table-cell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LD1117</text:p>
          </table:table-cell>
          <table:table-cell office:value-type="string" calcext:value-type="string">
            <text:p>LD1117 3V3 regulator</text:p>
          </table:table-cell>
        </table:table-row>
        <table:table-row table:style-name="ro1">
          <table:table-cell office:value-type="string" calcext:value-type="string">
            <text:p>IC4</text:p>
          </table:table-cell>
          <table:table-cell office:value-type="string" calcext:value-type="string">
            <text:p>ESP-07ESP-07</text:p>
          </table:table-cell>
          <table:table-cell office:value-type="string" calcext:value-type="string">
            <text:p>Esp-07 ESP8266 WiFi module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CPLD_PROG</text:p>
          </table:table-cell>
          <table:table-cell office:value-type="string" calcext:value-type="string">
            <text:p>PINHD-1X6 male</text:p>
          </table:table-cell>
        </table:table-row>
        <table:table-row table:style-name="ro1">
          <table:table-cell office:value-type="string" calcext:value-type="string">
            <text:p>JP2</text:p>
          </table:table-cell>
          <table:table-cell/>
          <table:table-cell office:value-type="string" calcext:value-type="string">
            <text:p>PINHD-2X6 male</text:p>
          </table:table-cell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SINCLAIR_PWR</text:p>
          </table:table-cell>
          <table:table-cell office:value-type="string" calcext:value-type="string">
            <text:p>PINHD-1X2 male</text:p>
          </table:table-cell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ANALOG0...7</text:p>
          </table:table-cell>
          <table:table-cell office:value-type="string" calcext:value-type="string">
            <text:p>PINHD-1X8 female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16 MHz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, 0.25W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, 0.25W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, 0.25W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, 0.25W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, 0.25W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, 0.25W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, 0.25W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SISTOR, 0.25W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witch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ZX-EDGE</text:p>
          </table:table-cell>
          <table:table-cell office:value-type="string" calcext:value-type="string">
            <text:p>ZX-Spectrum system b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 style:data-style-name="N2" text:time-value="22:16:11.3038582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0T22:17:25.284398185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83" meta:object-count="0"/>
  </office:meta>
</office:document-meta>
</file>